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1.A141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rsid="0011a14b" officeooo:paragraph-rsid="0011a14b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2b0139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354d7f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39454e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3f8661" officeooo:paragraph-rsid="0011a14b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2c56c" officeooo:paragraph-rsid="0012c56c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389e9" officeooo:paragraph-rsid="001389e9"/>
    </style:style>
    <style:style style:name="P11" style:family="paragraph" style:parent-style-name="Standard">
      <style:paragraph-properties fo:text-align="end" style:justify-single-word="false">
        <style:tab-stops/>
      </style:paragraph-properties>
      <style:text-properties officeooo:rsid="001389e9" officeooo:paragraph-rsid="001389e9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38f7bc" officeooo:paragraph-rsid="0038f7bc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3dda1e" officeooo:paragraph-rsid="003dda1e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rsid="0041876f" officeooo:paragraph-rsid="0041876f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41876f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15d5d6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169370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41876f" officeooo:paragraph-rsid="003c417b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rsid="0014fc6d" officeooo:paragraph-rsid="0014fc6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69370" officeooo:paragraph-rsid="00169370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69370" officeooo:paragraph-rsid="0019165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169370" officeooo:paragraph-rsid="003c417b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69370" officeooo:paragraph-rsid="003c6f78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officeooo:rsid="00169370" officeooo:paragraph-rsid="00169370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rsid="001840f8" officeooo:paragraph-rsid="001840f8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019165e" officeooo:paragraph-rsid="0019165e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rsid="0019165e" officeooo:paragraph-rsid="003c417b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19a34b" officeooo:paragraph-rsid="0019a34b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19a34b" officeooo:paragraph-rsid="0030de89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1a23c1" officeooo:paragraph-rsid="001a23c1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1aca72" officeooo:paragraph-rsid="001aca72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aca72" officeooo:paragraph-rsid="001c05d0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1c05d0" officeooo:paragraph-rsid="001c05d0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officeooo:rsid="001c05d0" officeooo:paragraph-rsid="001c05d0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officeooo:rsid="001cc47c" officeooo:paragraph-rsid="001cc47c"/>
    </style:style>
    <style:style style:name="P36" style:family="paragraph" style:parent-style-name="Table_20_Contents">
      <style:text-properties officeooo:rsid="001cc47c" officeooo:paragraph-rsid="001cc47c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c47c" officeooo:paragraph-rsid="001cc47c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165e" officeooo:paragraph-rsid="0019165e" style:font-weight-asian="bold" style:font-weight-complex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89e9" officeooo:paragraph-rsid="001389e9" style:font-weight-asian="bold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2b0139" style:font-weight-asian="bold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354d7f" style:font-weight-asian="bold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2a625" officeooo:paragraph-rsid="0032a625" style:font-weight-asian="bold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54d7f" officeooo:paragraph-rsid="00354d7f" style:font-weight-asian="bold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6ed26" officeooo:paragraph-rsid="0036ed26" style:font-weight-asian="bold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1a14b" officeooo:paragraph-rsid="00376edb" style:font-weight-asian="bold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e1ce4" officeooo:paragraph-rsid="002e1ce4" style:font-weight-asian="bold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a34b" officeooo:paragraph-rsid="0030de89" style:font-weight-asian="bold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9454e" officeooo:paragraph-rsid="0039454e" style:font-weight-asian="bold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adef9" officeooo:paragraph-rsid="003adef9" style:font-weight-asian="bold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9370" officeooo:paragraph-rsid="00169370" style:font-weight-asian="bold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9370" officeooo:paragraph-rsid="0019165e" style:font-weight-asian="bold" style:font-weight-complex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c417b" officeooo:paragraph-rsid="003c417b" style:font-weight-asian="bold" style:font-weight-complex="bold"/>
    </style:style>
    <style:style style:name="P53" style:family="paragraph" style:parent-style-name="Standard">
      <style:text-properties officeooo:rsid="0025d200" officeooo:paragraph-rsid="0025d200"/>
    </style:style>
    <style:style style:name="P54" style:family="paragraph" style:parent-style-name="Table_20_Contents">
      <style:text-properties officeooo:rsid="0025d200" officeooo:paragraph-rsid="0025d200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officeooo:rsid="0025d200" officeooo:paragraph-rsid="0025d200"/>
    </style:style>
    <style:style style:name="P56" style:family="paragraph" style:parent-style-name="Table_20_Contents">
      <style:text-properties officeooo:rsid="001e3589" officeooo:paragraph-rsid="001e3589"/>
    </style:style>
    <style:style style:name="P57" style:family="paragraph" style:parent-style-name="Table_20_Contents">
      <style:text-properties officeooo:rsid="00201dd2" officeooo:paragraph-rsid="00201dd2"/>
    </style:style>
    <style:style style:name="P58" style:family="paragraph" style:parent-style-name="Table_20_Contents">
      <style:text-properties officeooo:rsid="00201dd2" officeooo:paragraph-rsid="0021ea88"/>
    </style:style>
    <style:style style:name="P59" style:family="paragraph" style:parent-style-name="Table_20_Contents">
      <style:text-properties officeooo:rsid="00201dd2" officeooo:paragraph-rsid="0023527a"/>
    </style:style>
    <style:style style:name="P60" style:family="paragraph" style:parent-style-name="Table_20_Contents">
      <style:text-properties officeooo:rsid="00201dd2" officeooo:paragraph-rsid="0023706b"/>
    </style:style>
    <style:style style:name="P61" style:family="paragraph" style:parent-style-name="Table_20_Contents">
      <style:text-properties officeooo:rsid="00201dd2" officeooo:paragraph-rsid="002535da"/>
    </style:style>
    <style:style style:name="P62" style:family="paragraph" style:parent-style-name="Table_20_Contents">
      <style:text-properties officeooo:rsid="00217aba" officeooo:paragraph-rsid="00217aba"/>
    </style:style>
    <style:style style:name="P63" style:family="paragraph" style:parent-style-name="Table_20_Contents">
      <style:text-properties officeooo:rsid="0021ea88" officeooo:paragraph-rsid="0021ea88"/>
    </style:style>
    <style:style style:name="P64" style:family="paragraph" style:parent-style-name="Table_20_Contents">
      <style:text-properties officeooo:rsid="0023706b" officeooo:paragraph-rsid="0023706b"/>
    </style:style>
    <style:style style:name="P65" style:family="paragraph" style:parent-style-name="Table_20_Contents">
      <style:text-properties officeooo:rsid="002535da" officeooo:paragraph-rsid="002535da"/>
    </style:style>
    <style:style style:name="P66" style:family="paragraph" style:parent-style-name="Table_20_Contents">
      <style:paragraph-properties fo:text-align="end" style:justify-single-word="false"/>
      <style:text-properties officeooo:rsid="002aa79b" officeooo:paragraph-rsid="002aa79b"/>
    </style:style>
    <style:style style:name="P67" style:family="paragraph" style:parent-style-name="Standard">
      <style:paragraph-properties fo:text-align="end" style:justify-single-word="false">
        <style:tab-stops/>
      </style:paragraph-properties>
      <style:text-properties officeooo:rsid="002aa79b" officeooo:paragraph-rsid="002aa79b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2e1ce4" officeooo:paragraph-rsid="002e1ce4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officeooo:rsid="003013f5" officeooo:paragraph-rsid="003013f5"/>
    </style:style>
    <style:style style:name="P70" style:family="paragraph" style:parent-style-name="Contents_20_2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76edb" officeooo:paragraph-rsid="00376edb" style:font-weight-asian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3adef9" officeooo:paragraph-rsid="003adef9"/>
    </style:style>
    <style:style style:name="P73" style:family="paragraph" style:parent-style-name="Standard">
      <style:paragraph-properties fo:text-align="end" style:justify-single-word="false">
        <style:tab-stops/>
      </style:paragraph-properties>
      <style:text-properties officeooo:rsid="003c417b" officeooo:paragraph-rsid="003c417b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officeooo:rsid="003c6f78" officeooo:paragraph-rsid="003c6f78"/>
    </style:style>
    <style:style style:name="P78" style:family="paragraph" style:parent-style-name="Standard">
      <style:text-properties officeooo:rsid="003e7b5d" officeooo:paragraph-rsid="003e7b5d"/>
    </style:style>
    <style:style style:name="T1" style:family="text">
      <style:text-properties officeooo:rsid="0011a14b"/>
    </style:style>
    <style:style style:name="T2" style:family="text">
      <style:text-properties officeooo:rsid="0024e40f"/>
    </style:style>
    <style:style style:name="T3" style:family="text">
      <style:text-properties officeooo:rsid="002587d6"/>
    </style:style>
    <style:style style:name="T4" style:family="text">
      <style:text-properties officeooo:rsid="0035ec6a"/>
    </style:style>
    <style:style style:name="T5" style:family="text">
      <style:text-properties officeooo:rsid="0040f593"/>
    </style:style>
    <style:style style:name="T6" style:family="text">
      <style:text-properties officeooo:rsid="0012c56c"/>
    </style:style>
    <style:style style:name="T7" style:family="text">
      <style:text-properties officeooo:rsid="003f8661"/>
    </style:style>
    <style:style style:name="T8" style:family="text">
      <style:text-properties officeooo:rsid="0041876f"/>
    </style:style>
    <style:style style:name="T9" style:family="text">
      <style:text-properties officeooo:rsid="0014fc6d"/>
    </style:style>
    <style:style style:name="T10" style:family="text">
      <style:text-properties officeooo:rsid="0015d5d6"/>
    </style:style>
    <style:style style:name="T11" style:family="text">
      <style:text-properties officeooo:rsid="00169370"/>
    </style:style>
    <style:style style:name="T12" style:family="text">
      <style:text-properties officeooo:rsid="0019165e"/>
    </style:style>
    <style:style style:name="T13" style:family="text">
      <style:text-properties officeooo:rsid="0019a34b"/>
    </style:style>
    <style:style style:name="T14" style:family="text">
      <style:text-properties officeooo:rsid="001aca72"/>
    </style:style>
    <style:style style:name="T15" style:family="text">
      <style:text-properties officeooo:rsid="001c05d0"/>
    </style:style>
    <style:style style:name="T16" style:family="text">
      <style:text-properties officeooo:rsid="00201dd2"/>
    </style:style>
    <style:style style:name="T17" style:family="text">
      <style:text-properties officeooo:rsid="0021ea88"/>
    </style:style>
    <style:style style:name="T18" style:family="text">
      <style:text-properties officeooo:rsid="0023706b"/>
    </style:style>
    <style:style style:name="T19" style:family="text">
      <style:text-properties officeooo:rsid="002535da"/>
    </style:style>
    <style:style style:name="T20" style:family="text">
      <style:text-properties officeooo:rsid="0028c785"/>
    </style:style>
    <style:style style:name="T21" style:family="text">
      <style:text-properties officeooo:rsid="002aa79b"/>
    </style:style>
    <style:style style:name="T22" style:family="text">
      <style:text-properties officeooo:rsid="002b0139"/>
    </style:style>
    <style:style style:name="T23" style:family="text">
      <style:text-properties officeooo:rsid="002bd559"/>
    </style:style>
    <style:style style:name="T24" style:family="text">
      <style:text-properties officeooo:rsid="002caa60"/>
    </style:style>
    <style:style style:name="T25" style:family="text">
      <style:text-properties officeooo:rsid="002e1ce4"/>
    </style:style>
    <style:style style:name="T26" style:family="text">
      <style:text-properties officeooo:rsid="003013f5"/>
    </style:style>
    <style:style style:name="T27" style:family="text">
      <style:text-properties officeooo:rsid="0030de89"/>
    </style:style>
    <style:style style:name="T28" style:family="text">
      <style:text-properties officeooo:rsid="0034f76b"/>
    </style:style>
    <style:style style:name="T29" style:family="text">
      <style:text-properties officeooo:rsid="00350464"/>
    </style:style>
    <style:style style:name="T30" style:family="text">
      <style:text-properties officeooo:rsid="001189f4"/>
    </style:style>
    <style:style style:name="T31" style:family="text">
      <style:text-properties officeooo:rsid="0036ed26"/>
    </style:style>
    <style:style style:name="T32" style:family="text">
      <style:text-properties officeooo:rsid="00376edb"/>
    </style:style>
    <style:style style:name="T33" style:family="text">
      <style:text-properties fo:font-weight="bold" officeooo:rsid="003c417b" style:font-weight-asian="bold" style:font-weight-complex="bold"/>
    </style:style>
    <style:style style:name="T34" style:family="text">
      <style:text-properties officeooo:rsid="0039454e"/>
    </style:style>
    <style:style style:name="T35" style:family="text">
      <style:text-properties officeooo:rsid="003adef9"/>
    </style:style>
    <style:style style:name="T36" style:family="text">
      <style:text-properties officeooo:rsid="003c417b"/>
    </style:style>
    <style:style style:name="T37" style:family="text">
      <style:text-properties officeooo:rsid="003c6f78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ydrogen Ato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101232_966181473" text:style-name="Index_20_Link" text:visited-style-name="Index_20_Link">Hydrogen Atom<text:tab/>2</text:a></text:p>
          <text:p text:style-name="P75"><text:a xlink:type="simple" xlink:href="#__RefHeading___Toc129912_966181473" text:style-name="Index_20_Link" text:visited-style-name="Index_20_Link">Spectrum of Hydrogen<text:tab/>7</text:a></text:p>
          <text:p text:style-name="P75"><text:a xlink:type="simple" xlink:href="#__RefHeading___Toc101234_966181473" text:style-name="Index_20_Link" text:visited-style-name="Index_20_Link">The scale of the world<text:tab/>8</text:a></text:p>
        </text:index-body>
      </text:table-of-content>
      <text:p text:style-name="Text_20_body"/>
      <text:p text:style-name="Text_20_body"/>
      <text:h text:style-name="P74" text:outline-level="1"><text:bookmark-start text:name="__RefHeading___Toc101232_966181473"/>Hydrogen Atom<text:bookmark-end text:name="__RefHeading___Toc101232_966181473"/></text:h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2">Goal .. reduce the radial equation and find solutions for it.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5">Coulomb's Expression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1">V(r) = - e^2 / 4 PI r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8">Recall .. the Energy Operator (H)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1">H~ = - h-bar<text:span text:style-name="T6">^2</text:span> / 2m<text:span text:style-name="T6"> ∇^2 + V(r)</text:span> 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9"><text:s/>= <text:span text:style-name="T1">- h-bar</text:span>^2<text:span text:style-name="T1"> / 2m</text:span> ∇^2 + {<text:span text:style-name="T1">- e^2 / 4 PI r</text:span>}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9"><text:s/>= <text:span text:style-name="T1">- h-bar</text:span>^2<text:span text:style-name="T1"> / 2m</text:span> ∇^2 -<text:span text:style-name="T1"> e^2 / 4 PI r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39">Recall .. Chapter 11<text:span text:style-name="T22">, Eqs 248, 230, 261 - 263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48">Recall .. the momentum operator (p) for angular momentum (L)</text:p>
          </table:table-cell>
        </table:table-row>
        <table:table-row table:style-name="Table1.1">
          <table:table-cell table:style-name="Table1.A1" office:value-type="string">
            <text:p text:style-name="P11">248</text:p>
          </table:table-cell>
          <table:table-cell table:style-name="Table1.B1" office:value-type="string">
            <text:p text:style-name="P13">p<text:span text:style-name="T20"> [</text:span>r<text:span text:style-name="T20">]</text:span><text:span text:style-name="T8">~</text:span> = -i h-bar 1/r [d/dr]</text:p>
          </table:table-cell>
        </table:table-row>
        <table:table-row table:style-name="Table1.1">
          <table:table-cell table:style-name="Table1.A1" office:value-type="string">
            <text:p text:style-name="P11">230</text:p>
          </table:table-cell>
          <table:table-cell table:style-name="Table1.B1" office:value-type="string">
            <text:p text:style-name="P12">H = 1/2m [ pr^2 + L^2 / r^2 ] + V(r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8">w (r, <text:span text:style-name="T2">θ</text:span><text:span text:style-name="T3">, </text:span><text:span text:style-name="T2">ϕ</text:span><text:span text:style-name="T4">)</text:span><text:span text:style-name="T5"> = R [k</text:span><text:span text:style-name="T32"> </text:span><text:span text:style-name="T5">l</text:span><text:span text:style-name="T32"> </text:span><text:span text:style-name="T5">m] (r) Y[l</text:span><text:span text:style-name="T32"> </text:span><text:span text:style-name="T5">m] (</text:span><text:span text:style-name="T2">θ</text:span><text:span text:style-name="T3">, </text:span><text:span text:style-name="T2">ϕ</text:span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10">H~ <text:span text:style-name="T7">w (r, </text:span><text:span text:style-name="T2">θ</text:span><text:span text:style-name="T3">, </text:span><text:span text:style-name="T2">ϕ</text:span><text:span text:style-name="T4">)</text:span> = E <text:span text:style-name="T7">w (r, </text:span><text:span text:style-name="T2">θ</text:span><text:span text:style-name="T3">, </text:span><text:span text:style-name="T2">ϕ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0"><text:span text:style-name="T22">R</text:span>adial <text:span text:style-name="T22">E</text:span>quation<text:span text:style-name="T35"> </text:span></text:p>
          </table:table-cell>
        </table:table-row>
        <table:table-row table:style-name="Table1.1">
          <table:table-cell table:style-name="Table1.A1" office:value-type="string">
            <text:p text:style-name="P14">261</text:p>
          </table:table-cell>
          <table:table-cell table:style-name="Table1.B1" office:value-type="string">
            <text:p text:style-name="P15"><text:span text:style-name="T10">{ </text:span>[d/dr]^2 + 2/r [d/dr] </text:p>
            <text:p text:style-name="P16"><text:s text:c="2"/>+ [ 2m / h-bar^2 { E [k l] - V(r) } - l (l + 1)<text:span text:style-name="T34"> </text:span>/ r^2 ] <text:span text:style-name="T10">} </text:span></text:p>
            <text:p text:style-name="P16"><text:span text:style-name="T10"><text:s/></text:span>R [k l] (r) = 0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9">7</text:p>
          </table:table-cell>
          <table:table-cell table:style-name="Table1.B1" office:value-type="string">
            <text:p text:style-name="P15"><text:span text:style-name="T10">{ </text:span>[d/dr]^2 + 2/r [d/dr] </text:p>
            <text:p text:style-name="P16"><text:s text:c="2"/>+ [ 2m / h-bar^2 { E [k l] - <text:span text:style-name="T9">{</text:span><text:span text:style-name="T1">- e^2 / 4 PI r</text:span><text:span text:style-name="T9">}</text:span> } - l (l + 1)<text:span text:style-name="T34"> </text:span>/ r^2 ] <text:span text:style-name="T10">}</text:span></text:p>
            <text:p text:style-name="P16"><text:span text:style-name="T10"><text:s/></text:span>R [k l] (r) = 0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67">8</text:p>
          </table:table-cell>
          <table:table-cell table:style-name="Table1.B1" office:value-type="string">
            <text:p text:style-name="P15"><text:span text:style-name="T10">{ 1/</text:span>r [d/dr]<text:span text:style-name="T10"> r</text:span> </text:p>
            <text:p text:style-name="P16"><text:s text:c="2"/>+ 2m / h-bar^2 <text:s/>E [k l] <text:s/></text:p>
            <text:p text:style-name="P16"><text:span text:style-name="T10"><text:s text:c="2"/>+ </text:span>2m / h-bar^2<text:span text:style-name="T10"> </text:span><text:span text:style-name="T9">{</text:span><text:span text:style-name="T1"> e^2 / 4 PI r</text:span><text:span text:style-name="T22"> </text:span><text:span text:style-name="T9">}</text:span> </text:p>
            <text:p text:style-name="P16"><text:s/>- l (l + 1)<text:span text:style-name="T32"> </text:span>/ r^2 ] <text:span text:style-name="T10">}</text:span><text:span text:style-name="T22"> </text:span><text:span text:style-name="T10"><text:s/></text:span>R [k l] (r) = 0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49">Recall .. the Energy of Bound States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72">E = - | E | </text:p>
          </table:table-cell>
        </table:table-row>
        <text:soft-page-break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72"><text:s/>&lt; 0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72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49">Reduce the Radial Equation by (r)</text:p>
          </table:table-cell>
        </table:table-row>
        <table:table-row table:style-name="Table1.1">
          <table:table-cell table:style-name="Table1.A1" office:value-type="string">
            <text:p text:style-name="P14">262</text:p>
          </table:table-cell>
          <table:table-cell table:style-name="Table1.B1" office:value-type="string">
            <text:p text:style-name="P15"><text:span text:style-name="T34">u</text:span> [k l] (r) = r R [k l] (r)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>263</text:p>
          </table:table-cell>
          <table:table-cell table:style-name="Table1.B1" office:value-type="string">
            <text:p text:style-name="P15"><text:span text:style-name="T10">{ </text:span>[d/dr]^2 <text:s text:c="2"/></text:p>
            <text:p text:style-name="P16"><text:s text:c="2"/>+ 2m / h-bar^2 <text:s/>E [k l] </text:p>
            <text:p text:style-name="P16"><text:span text:style-name="T10"><text:s text:c="2"/>+ </text:span>2m / h-bar^2<text:span text:style-name="T10"> </text:span><text:s/><text:span text:style-name="T9">{</text:span><text:span text:style-name="T1"> e^2 / 4 PI r</text:span><text:span text:style-name="T22"> </text:span><text:span text:style-name="T9">}</text:span></text:p>
            <text:p text:style-name="P16"><text:span text:style-name="T10"><text:s text:c="2"/></text:span>- l (l + 1)/ r^2 ] <text:span text:style-name="T10">} </text:span><text:span text:style-name="T34">u</text:span> [k l] (r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0">Recall .. Bohr's Radius ..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71">a0 = <text:span text:style-name="T11">4 PI h-bar^2 / m e^2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9">Relating (r) and (k) to reduce constants / terms</text:p>
          </table:table-cell>
        </table:table-row>
        <table:table-row table:style-name="Table1.1">
          <table:table-cell table:style-name="Table1.A1" office:value-type="string">
            <text:p text:style-name="P67">9</text:p>
          </table:table-cell>
          <table:table-cell table:style-name="Table1.B1" office:value-type="string">
            <text:p text:style-name="P20">k^2 = 2 m E / h-bar^2</text:p>
          </table:table-cell>
        </table:table-row>
        <table:table-row table:style-name="Table1.1">
          <table:table-cell table:style-name="Table1.A1" office:value-type="string">
            <text:p text:style-name="P67">10</text:p>
          </table:table-cell>
          <table:table-cell table:style-name="Table1.B1" office:value-type="string">
            <text:p text:style-name="P20">r = p / 2k</text:p>
          </table:table-cell>
        </table:table-row>
        <table:table-row table:style-name="Table1.1">
          <table:table-cell table:style-name="Table1.A1" office:value-type="string">
            <text:p text:style-name="P67">11</text:p>
          </table:table-cell>
          <table:table-cell table:style-name="Table1.B1" office:value-type="string">
            <text:p text:style-name="P4">λ<text:span text:style-name="T11"> = m e^2 / k 4 PI h-bar^2</text:span>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B1" office:value-type="string">
            <text:p text:style-name="P7"><text:s/>= <text:span text:style-name="T34">(1 / k) (</text:span>m e^2 / 4 PI h-bar^2<text:span text:style-name="T34">)</text:span></text:p>
          </table:table-cell>
        </table:table-row>
        <table:table-row table:style-name="Table1.1">
          <table:table-cell table:style-name="Table1.A1" office:value-type="string">
            <text:p text:style-name="P24">1<text:span text:style-name="T21">2</text:span></text:p>
          </table:table-cell>
          <table:table-cell table:style-name="Table1.B1" office:value-type="string">
            <text:p text:style-name="P20"><text:s/>= 1 / k a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52">Reduced Radial Equaton</text:p>
          </table:table-cell>
        </table:table-row>
        <table:table-row table:style-name="Table1.1">
          <table:table-cell table:style-name="Table1.A1" office:value-type="string">
            <text:p text:style-name="P24">1<text:span text:style-name="T21">3</text:span></text:p>
          </table:table-cell>
          <table:table-cell table:style-name="Table1.B1" office:value-type="string">
            <text:p text:style-name="P17">[d/d<text:span text:style-name="T11">p</text:span>]^2<text:span text:style-name="T11"> u </text:span>+ <text:span text:style-name="T11">(λ/p - 1/4) u </text:span>- l (l + 1)<text:span text:style-name="T36"> </text:span><text:span text:style-name="T11">u </text:span>/ <text:span text:style-name="T11">p</text:span>^2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3">u<text:span text:style-name="T25"> </text:span>(p) = <text:span text:style-name="T37">( </text:span>A exp (-p / 2) + B exp (p / 2)<text:span text:style-name="T37"> ) </text:span></text:p>
            <text:p text:style-name="P23"><text:span text:style-name="T37"><text:s text:c="12"/>( </text:span><text:span text:style-name="T12">C p^(l + 1) + D </text:span><text:span text:style-name="T24">1/</text:span><text:span text:style-name="T12">p</text:span><text:span text:style-name="T37"> ) </text:span></text:p>
            <text:p text:style-name="P77"><text:s text:c="12"/>F (p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8">Review .. edge cases of <text:span text:style-name="T34">momentum </text:span>(p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73">14</text:p>
          </table:table-cell>
          <table:table-cell table:style-name="Table1.B1" office:value-type="string">
            <text:p text:style-name="P51">p -&gt; oo</text:p>
          </table:table-cell>
        </table:table-row>
        <table:table-row table:style-name="Table1.1">
          <table:table-cell table:style-name="Table1.A1" office:value-type="string">
            <text:p text:style-name="P73"/>
          </table:table-cell>
          <table:table-cell table:style-name="Table1.B1" office:value-type="string">
            <text:p text:style-name="P18">[d/d<text:span text:style-name="T11">p</text:span>]^2<text:span text:style-name="T11"> u </text:span>+ <text:span text:style-name="T11">(λ/</text:span><text:span text:style-name="T33">(oo)</text:span><text:span text:style-name="T11"> - 1/4) u </text:span>- l (l + 1)<text:span text:style-name="T36"> </text:span><text:span text:style-name="T11">u </text:span>/ <text:span text:style-name="T33">(oo)</text:span>^2 = 0</text:p>
          </table:table-cell>
        </table:table-row>
        <table:table-row table:style-name="Table1.1">
          <table:table-cell table:style-name="Table1.A1" office:value-type="string">
            <text:p text:style-name="P73"/>
          </table:table-cell>
          <table:table-cell table:style-name="Table1.B1" office:value-type="string">
            <text:p text:style-name="P18">[d/d<text:span text:style-name="T11">p</text:span>]^2<text:span text:style-name="T11"> u </text:span>+ <text:span text:style-name="T11">(</text:span><text:span text:style-name="T33">0</text:span><text:span text:style-name="T11"> - 1/4) u </text:span>- <text:span text:style-name="T33">0</text:span> = 0</text:p>
          </table:table-cell>
        </table:table-row>
        <table:table-row table:style-name="Table1.1">
          <table:table-cell table:style-name="Table1.A1" office:value-type="string">
            <text:p text:style-name="P73">15</text:p>
          </table:table-cell>
          <table:table-cell table:style-name="Table1.B1" office:value-type="string">
            <text:p text:style-name="P18">[d/d<text:span text:style-name="T11">p</text:span>]^2<text:span text:style-name="T11"> u - </text:span><text:span text:style-name="T36">u</text:span><text:span text:style-name="T11">/4</text:span>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<text:span text:style-name="T36">6</text:span></text:p>
          </table:table-cell>
          <table:table-cell table:style-name="Table1.B1" office:value-type="string">
            <text:p text:style-name="P22">u<text:span text:style-name="T25"> </text:span>(p) = A exp (-p / 2) + B exp (p / 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">1<text:span text:style-name="T21">7</text:span></text:p>
          </table:table-cell>
          <table:table-cell table:style-name="Table1.B1" office:value-type="string">
            <text:p text:style-name="P20">A exp (-p / 2) ==&gt; A</text:p>
          </table:table-cell>
        </table:table-row>
        <table:table-row table:style-name="Table1.1">
          <table:table-cell table:style-name="Table1.A1" office:value-type="string">
            <text:p text:style-name="P2">1<text:span text:style-name="T21">8</text:span></text:p>
          </table:table-cell>
          <table:table-cell table:style-name="Table1.B1" office:value-type="string">
            <text:p text:style-name="P20">B exp (p / 2) ==&gt; B <text:span text:style-name="T23">exp </text:span>(oo)<text:span text:style-name="T23"> </text:span></text:p>
          </table:table-cell>
        </table:table-row>
        <table:table-row table:style-name="Table1.1">
          <table:table-cell table:style-name="Table1.A1" office:value-type="string">
            <text:p text:style-name="P2">1<text:span text:style-name="T21">9</text:span></text:p>
          </table:table-cell>
          <table:table-cell table:style-name="Table1.B1" office:value-type="string">
            <text:p text:style-name="P25">when B = 0, <text:span text:style-name="T11">B exp (p / 2)</text:span> ==&gt;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67">20</text:p>
          </table:table-cell>
          <table:table-cell table:style-name="Table1.B1" office:value-type="string">
            <text:p text:style-name="P38">p -&gt;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8">[d/d<text:span text:style-name="T11">p</text:span>]^2<text:span text:style-name="T11"> u </text:span>+ <text:span text:style-name="T11">(λ/</text:span><text:span text:style-name="T33">(0)</text:span><text:span text:style-name="T11"> - 1/4) u </text:span>- l (l + 1)<text:span text:style-name="T36"> </text:span><text:span text:style-name="T11">u </text:span>/ <text:span text:style-name="T33">(0)</text:span>^2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8"><text:span text:style-name="T11">(λ/</text:span><text:span text:style-name="T33">(.000,000,1)</text:span><text:span text:style-name="T11"> - 1/4) u</text:span><text:span text:style-name="T36"> &lt;&lt; <text:s/></text:span>l (l + 1)<text:span text:style-name="T36"> </text:span><text:span text:style-name="T11">u </text:span>/ <text:span text:style-name="T33">(.000,000,1)</text:span>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2">[d/dp]<text:span text:style-name="T8">^2</text:span> u <text:span text:style-name="T36">+</text:span><text:span text:style-name="T33"> 0 </text:span>- <text:span text:style-name="T12">l (l + 1) u / p^2</text:span> = 0</text:p>
          </table:table-cell>
        </table:table-row>
        <table:table-row table:style-name="Table1.1">
          <table:table-cell table:style-name="Table1.A1" office:value-type="string">
            <text:p text:style-name="P73">21</text:p>
          </table:table-cell>
          <table:table-cell table:style-name="Table1.B1" office:value-type="string">
            <text:p text:style-name="P22">[d/dp]<text:span text:style-name="T8">^2</text:span> u - <text:span text:style-name="T12">l (l + 1) u / p^2</text:span>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73">22</text:p>
          </table:table-cell>
          <table:table-cell table:style-name="Table1.B1" office:value-type="string">
            <text:p text:style-name="P27">u<text:span text:style-name="T25"> </text:span>(p) = C p^(l + 1) + D <text:span text:style-name="T24">1/</text:span>p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6">l = 0</text:p>
          </table:table-cell>
        </table:table-row>
        <table:table-row table:style-name="Table1.1">
          <table:table-cell table:style-name="Table1.A1" office:value-type="string">
            <text:p text:style-name="P2">2<text:span text:style-name="T21">3</text:span></text:p>
          </table:table-cell>
          <table:table-cell table:style-name="Table1.B1" office:value-type="string">
            <text:p text:style-name="P26">C p^(l + 1) ==&gt; <text:span text:style-name="T25">C p^(0 +1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8">C p ==&gt;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8"/>
          </table:table-cell>
        </table:table-row>
        <table:table-row table:style-name="Table1.1">
          <table:table-cell table:style-name="Table1.A1" office:value-type="string">
            <text:p text:style-name="P2">2<text:span text:style-name="T21">4</text:span></text:p>
          </table:table-cell>
          <table:table-cell table:style-name="Table1.B1" office:value-type="string">
            <text:p text:style-name="P26">D <text:span text:style-name="T24">1/</text:span>p<text:span text:style-name="T24"> ==&gt; </text:span><text:span text:style-name="T25">D 1/</text:span><text:span text:style-name="T24">0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8">D 1/p ==&gt; 0, when D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><text:span text:style-name="T27">A</text:span>nsatz<text:span text:style-name="T27"> Expression</text:span></text:p>
          </table:table-cell>
        </table:table-row>
        <table:table-row table:style-name="Table1.1">
          <table:table-cell table:style-name="Table1.A1" office:value-type="string">
            <text:p text:style-name="P2">2<text:span text:style-name="T21">5</text:span></text:p>
          </table:table-cell>
          <table:table-cell table:style-name="Table1.B1" office:value-type="string">
            <text:p text:style-name="P28">u<text:span text:style-name="T26"> </text:span>(p) = exp (-p/2) p^(l + 1) F(p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6</text:span></text:p>
          </table:table-cell>
          <table:table-cell table:style-name="Table1.B1" office:value-type="string">
            <text:p text:style-name="P28">{ p [d/dp]^2 + (2l + 2 - p) [d/dp] - (l + 1 - λ) } F (p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7</text:span></text:p>
          </table:table-cell>
          <table:table-cell table:style-name="Table1.B1" office:value-type="string">
            <text:p text:style-name="P28">F (p) = Sum [j = 0 .. oo] c[j] p^j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8</text:span></text:p>
          </table:table-cell>
          <table:table-cell table:style-name="Table1.B1" office:value-type="string">
            <text:p text:style-name="P30">p Sum [j] <text:s/>c[j] j(j - 1) p^(j - 2)</text:p>
            <text:p text:style-name="P30"><text:s/>+ Sum [j] (2l + 2 - p) c[j] p^(j-1)</text:p>
            <text:p text:style-name="P30"><text:s/>- Sum [j] (l + 1 - <text:s/><text:span text:style-name="T13">λ</text:span>) <text:s/>c[j] p^(j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<text:span text:style-name="T21">9</text:span></text:p>
          </table:table-cell>
          <table:table-cell table:style-name="Table1.B1" office:value-type="string">
            <text:p text:style-name="P30">Sum [j] <text:s/>{ c[j] j(j - 1) + c[j] (2l + 2) } p^(j-1)</text:p>
            <text:p text:style-name="P30"><text:s/>- Sum [j] { c[j] <text:s/>+ c[j] <text:s/>(l + 1 - <text:s/><text:span text:style-name="T13">λ</text:span>) } p^(j) = 0</text:p>
          </table:table-cell>
        </table:table-row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67">30</text:p>
          </table:table-cell>
          <table:table-cell table:style-name="Table1.B1" office:value-type="string">
            <text:p text:style-name="P30">c[j<text:span text:style-name="T14"> + 1</text:span>] j(j <text:span text:style-name="T14">+</text:span> 1) <text:s/>+ c[j<text:span text:style-name="T14"> + 1</text:span>] (2l + 2) <text:span text:style-name="T14">(j + 1) </text:span></text:p>
            <text:p text:style-name="P30"><text:s/>- c[j]<text:span text:style-name="T14"> j</text:span> <text:s/>+ c[j] <text:s/>(l + 1 - <text:s/><text:span text:style-name="T13">λ</text:span>) = 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7">31</text:p>
          </table:table-cell>
          <table:table-cell table:style-name="Table1.B1" office:value-type="string">
            <text:p text:style-name="P31">c[j + 1] = (j + l + 1 - <text:s/><text:span text:style-name="T13">λ</text:span>) c[j] / (j + 1)(j + 1l + 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text:span text:style-name="T21">2</text:span></text:p>
          </table:table-cell>
          <table:table-cell table:style-name="Table1.B1" office:value-type="string">
            <text:p text:style-name="P32">c[j + 1] = c[j] / (j + 1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<text:span text:style-name="T21">3</text:span></text:p>
          </table:table-cell>
          <table:table-cell table:style-name="Table1.B1" office:value-type="string">
            <text:p text:style-name="P33">c[j] = const / j!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67">34</text:p>
          </table:table-cell>
          <table:table-cell table:style-name="Table1.B1" office:value-type="string">
            <text:p text:style-name="P33">F (p) = Sum [j] c[j] p^j</text:p>
          </table:table-cell>
        </table:table-row>
        <table:table-row table:style-name="Table1.1">
          <table:table-cell table:style-name="Table1.A1" office:value-type="string">
            <text:p text:style-name="P2">3<text:span text:style-name="T21">5</text:span></text:p>
          </table:table-cell>
          <table:table-cell table:style-name="Table1.B1" office:value-type="string">
            <text:p text:style-name="P33"><text:s/>= const Sum [j] 1 / j! p^j</text:p>
          </table:table-cell>
        </table:table-row>
        <table:table-row table:style-name="Table1.1">
          <table:table-cell table:style-name="Table1.A1" office:value-type="string">
            <text:p text:style-name="P34">3<text:span text:style-name="T21">6</text:span></text:p>
          </table:table-cell>
          <table:table-cell table:style-name="Table1.B1" office:value-type="string">
            <text:p text:style-name="P33"><text:s/>= const exp (p)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3<text:span text:style-name="T21">7</text:span></text:p>
          </table:table-cell>
          <table:table-cell table:style-name="Table1.B1" office:value-type="string">
            <text:p text:style-name="P33">u(p) = p^(l + 1) exp (p / 2)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3<text:span text:style-name="T21">8</text:span></text:p>
          </table:table-cell>
          <table:table-cell table:style-name="Table1.B1" office:value-type="string">
            <text:p text:style-name="P33">c[j] = 0</text:p>
          </table:table-cell>
        </table:table-row>
        <table:table-row table:style-name="Table1.1">
          <table:table-cell table:style-name="Table1.A1" office:value-type="string">
            <text:p text:style-name="P34">3<text:span text:style-name="T21">9</text:span></text:p>
          </table:table-cell>
          <table:table-cell table:style-name="Table1.B1" office:value-type="string">
            <text:p text:style-name="P33">j &gt; js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67">40</text:p>
          </table:table-cell>
          <table:table-cell table:style-name="Table1.B1" office:value-type="string">
            <text:p text:style-name="P33">F (p) = Sum [j = 0 .. js] c[j] p^j</text:p>
          </table:table-cell>
        </table:table-row>
        <table:table-row table:style-name="Table1.1">
          <table:table-cell table:style-name="Table1.A1" office:value-type="string">
            <text:p text:style-name="P67">41</text:p>
          </table:table-cell>
          <table:table-cell table:style-name="Table1.B1" office:value-type="string">
            <text:p text:style-name="P33"><text:s/>= c[js] p^js .. as p -&gt; oo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4<text:span text:style-name="T21">2</text:span></text:p>
          </table:table-cell>
          <table:table-cell table:style-name="Table1.B1" office:value-type="string">
            <text:p text:style-name="P32"><text:span text:style-name="T13">λ</text:span><text:span text:style-name="T15"> = n = js + l + 1</text:span></text:p>
          </table:table-cell>
        </table:table-row>
        <table:table-row table:style-name="Table1.1">
          <table:table-cell table:style-name="Table1.A1" office:value-type="string">
            <text:p text:style-name="P34">4<text:span text:style-name="T21">3</text:span></text:p>
          </table:table-cell>
          <table:table-cell table:style-name="Table1.B1" office:value-type="string">
            <text:p text:style-name="P32"><text:span text:style-name="T13">λ</text:span><text:span text:style-name="T15"> = 1 / k a0 = n</text:span>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42">Recall .. The Principle Quantum Number (n)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4">4<text:span text:style-name="T21">4</text:span></text:p>
          </table:table-cell>
          <table:table-cell table:style-name="Table1.B1" office:value-type="string">
            <text:p text:style-name="P33">k = sqr (2 m E) / h-bar</text:p>
          </table:table-cell>
        </table:table-row>
        <table:table-row table:style-name="Table1.1">
          <table:table-cell table:style-name="Table1.A1" office:value-type="string">
            <text:p text:style-name="P34">4<text:span text:style-name="T21">5</text:span></text:p>
          </table:table-cell>
          <table:table-cell table:style-name="Table1.B1" office:value-type="string">
            <text:p text:style-name="P33">a0 = 4 PI h-bar^2 / m e^2</text:p>
          </table:table-cell>
        </table:table-row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4<text:span text:style-name="T21">6</text:span></text:p>
          </table:table-cell>
          <table:table-cell table:style-name="Table1.B1" office:value-type="string">
            <text:p text:style-name="P33">E[n] = - m e^4 / 2 n^2 (4 PI)^2 h-bar^2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4<text:span text:style-name="T21">7</text:span></text:p>
          </table:table-cell>
          <table:table-cell table:style-name="Table1.B1" office:value-type="string">
            <text:p text:style-name="P33">p = 2 k r</text:p>
          </table:table-cell>
        </table:table-row>
        <table:table-row table:style-name="Table1.1">
          <table:table-cell table:style-name="Table1.A1" office:value-type="string">
            <text:p text:style-name="P34">4<text:span text:style-name="T21">8</text:span></text:p>
          </table:table-cell>
          <table:table-cell table:style-name="Table1.B1" office:value-type="string">
            <text:p text:style-name="P33"><text:s/>= 2 r / n a0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8">w (r, <text:span text:style-name="T2">θ</text:span><text:span text:style-name="T3">, </text:span><text:span text:style-name="T2">ϕ</text:span><text:span text:style-name="T4">)</text:span><text:span text:style-name="T5"> = R [klm] (r) Y[lm] (</text:span><text:span text:style-name="T2">θ</text:span><text:span text:style-name="T3">, </text:span><text:span text:style-name="T2">ϕ</text:span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4<text:span text:style-name="T21">9</text:span></text:p>
          </table:table-cell>
          <table:table-cell table:style-name="Table1.B1" office:value-type="string">
            <text:p text:style-name="P33"><text:s/>= N[n l] <text:span text:style-name="T5">R [</text:span>n <text:span text:style-name="T5">l] (r) Y[l</text:span> <text:span text:style-name="T5">m] (</text:span><text:span text:style-name="T2">θ</text:span><text:span text:style-name="T3">, </text:span><text:span text:style-name="T2">ϕ</text:span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67">50</text:p>
          </table:table-cell>
          <table:table-cell table:style-name="Table1.B1" office:value-type="string">
            <text:p text:style-name="P33"><text:s/>= N[n l] <text:s/>U [n l] (2r / n a0) Y [l m] <text:span text:style-name="T5">(</text:span><text:span text:style-name="T2">θ</text:span><text:span text:style-name="T3">, </text:span><text:span text:style-name="T2">ϕ</text:span><text:span text:style-name="T5">)</text:span> / r 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67">51</text:p>
          </table:table-cell>
          <table:table-cell table:style-name="Table1.B1" office:value-type="string">
            <text:p text:style-name="P33">p = 2 r / n a0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5<text:span text:style-name="T21">2</text:span></text:p>
          </table:table-cell>
          <table:table-cell table:style-name="Table1.B1" office:value-type="string">
            <text:p text:style-name="P33">u [n l] (p) = p^(l + 1) exp (-p / 2) F[n l] (p)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>5<text:span text:style-name="T21">3</text:span></text:p>
          </table:table-cell>
          <table:table-cell table:style-name="Table1.B1" office:value-type="string">
            <text:p text:style-name="P31">c[j + 1] = (j + l + 1 - <text:s/><text:span text:style-name="T13">λ</text:span>) c[j] / (j + 1)(j + 1l + 2)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4">5<text:span text:style-name="T21">4</text:span></text:p>
          </table:table-cell>
          <table:table-cell table:style-name="Table1.B1" office:value-type="string">
            <text:p text:style-name="P33">c[0] = 1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7">Normalize N<text:span text:style-name="T28"> </text:span>[n<text:span text:style-name="T28">,</text:span> l]</text:p>
          </table:table-cell>
        </table:table-row>
        <table:table-row table:style-name="Table1.1">
          <table:table-cell table:style-name="Table1.A1" office:value-type="string">
            <text:p text:style-name="P34"/>
          </table:table-cell>
          <table:table-cell table:style-name="Table1.B1" office:value-type="string">
            <text:p text:style-name="P33"/>
          </table:table-cell>
        </table:table-row>
        <text:soft-page-break/>
        <table:table-row table:style-name="Table1.1">
          <table:table-cell table:style-name="Table1.A1" office:value-type="string">
            <text:p text:style-name="P34">5<text:span text:style-name="T21">5</text:span></text:p>
          </table:table-cell>
          <table:table-cell table:style-name="Table1.B1" office:value-type="string">
            <text:p text:style-name="P35">1 = Integrate [r = 0 .. oo] r^2 dr</text:p>
            <text:p text:style-name="P35"><text:s text:c="2"/>Integrate [ <text:span text:style-name="T2">θ</text:span> = 0 .. PI] <text:s/>sin <text:span text:style-name="T2">θ</text:span> d<text:span text:style-name="T2">θ</text:span></text:p>
            <text:p text:style-name="P35"><text:s text:c="2"/>Integrate [ <text:span text:style-name="T2">ϕ</text:span> = 0 .. 2 PI] w (r, <text:span text:style-name="T2">θ</text:span><text:span text:style-name="T3">, </text:span><text:span text:style-name="T2">ϕ</text:span>)* w (r, <text:span text:style-name="T2">θ</text:span><text:span text:style-name="T3">, </text:span><text:span text:style-name="T2">ϕ</text:span>)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56">
            <text:p text:style-name="P3">5<text:span text:style-name="T21">6</text:span></text:p>
          </table:table-cell>
          <table:table-cell table:style-name="Table1.B1" office:value-type="string">
            <text:p text:style-name="P36"><text:s/>= N [n l]^2 Integrate [r = 0 .. oo] r^2 R[n l] (r)^2 dr</text:p>
          </table:table-cell>
        </table:table-row>
        <table:table-row table:style-name="Table1.1">
          <table:table-cell table:style-name="Table1.A141" office:value-type="float" office:value="57">
            <text:p text:style-name="P3">5<text:span text:style-name="T21">7</text:span></text:p>
          </table:table-cell>
          <table:table-cell table:style-name="Table1.B1" office:value-type="string">
            <text:p text:style-name="P36"><text:s/>= N [n l]^2 Integrate [r = 0 .. oo] r^2 U[n l] (2r / n a0)^2 dr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58">
            <text:p text:style-name="P3">5<text:span text:style-name="T21">8</text:span></text:p>
          </table:table-cell>
          <table:table-cell table:style-name="Table1.B1" office:value-type="string">
            <text:p text:style-name="P56">E[n] = m e^4 / 2 n^2 (4 PI)^2 h-bar^2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P56"/>
          </table:table-cell>
        </table:table-row>
        <table:table-row table:style-name="Table1.1">
          <table:table-cell table:style-name="Table1.A141" office:value-type="float" office:value="59">
            <text:p text:style-name="P3">5<text:span text:style-name="T21">9</text:span></text:p>
          </table:table-cell>
          <table:table-cell table:style-name="Table1.B1" office:value-type="string">
            <text:p text:style-name="P56">js = n - l - 1 &gt;= 0</text:p>
          </table:table-cell>
        </table:table-row>
        <table:table-row table:style-name="Table1.1">
          <table:table-cell table:style-name="Table1.A141" office:value-type="float" office:value="60">
            <text:p text:style-name="P66">60</text:p>
          </table:table-cell>
          <table:table-cell table:style-name="Table1.B1" office:value-type="string">
            <text:p text:style-name="P56">l = [0 .. n-1]</text:p>
          </table:table-cell>
        </table:table-row>
        <table:table-row table:style-name="Table1.1">
          <table:table-cell table:style-name="Table1.A141" office:value-type="float" office:value="61">
            <text:p text:style-name="P66">61</text:p>
          </table:table-cell>
          <table:table-cell table:style-name="Table1.B1" office:value-type="string">
            <text:p text:style-name="P56">m = [-l .. l]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62">
            <text:p text:style-name="P3">6<text:span text:style-name="T21">2</text:span></text:p>
          </table:table-cell>
          <table:table-cell table:style-name="Table1.B1" office:value-type="string">
            <text:p text:style-name="P56">E[n] = Sum [l = 0 .. n-1] (2l + 1)</text:p>
          </table:table-cell>
        </table:table-row>
        <table:table-row table:style-name="Table1.1">
          <table:table-cell table:style-name="Table1.A141" office:value-type="float" office:value="63">
            <text:p text:style-name="P3">6<text:span text:style-name="T21">3</text:span></text:p>
          </table:table-cell>
          <table:table-cell table:style-name="Table1.B1" office:value-type="string">
            <text:p text:style-name="P56"><text:s/>= { 2 Sum [l] } + n</text:p>
          </table:table-cell>
        </table:table-row>
        <table:table-row table:style-name="Table1.1">
          <table:table-cell table:style-name="Table1.A141" office:value-type="float" office:value="64">
            <text:p text:style-name="P3">6<text:span text:style-name="T21">4</text:span></text:p>
          </table:table-cell>
          <table:table-cell table:style-name="Table1.B1" office:value-type="string">
            <text:p text:style-name="P57"><text:s/>= n^2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65">
            <text:p text:style-name="P3">6<text:span text:style-name="T21">5</text:span></text:p>
          </table:table-cell>
          <table:table-cell table:style-name="Table1.B1" office:value-type="string">
            <text:p text:style-name="P57">quantum numbers .. [l = 0 .. n]</text:p>
          </table:table-cell>
        </table:table-row>
        <table:table-row table:style-name="Table1.1">
          <table:table-cell table:style-name="Table1.A141" office:value-type="float" office:value="66">
            <text:p text:style-name="P3">6<text:span text:style-name="T21">6</text:span></text:p>
          </table:table-cell>
          <table:table-cell table:style-name="Table1.B1" office:value-type="string">
            <text:p text:style-name="P57">also named .. [ S, P, D , F, ... ]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67">
            <text:p text:style-name="P3">6<text:span text:style-name="T21">7</text:span></text:p>
          </table:table-cell>
          <table:table-cell table:style-name="Table1.B1" office:value-type="string">
            <text:p text:style-name="P57">w [1 0 0 ] = N U[1 0] (2 r / a0) <text:s/>Y [0 0] / r</text:p>
          </table:table-cell>
        </table:table-row>
        <table:table-row table:style-name="Table1.1">
          <table:table-cell table:style-name="Table1.A141" office:value-type="float" office:value="68">
            <text:p text:style-name="P3">6<text:span text:style-name="T21">8</text:span></text:p>
          </table:table-cell>
          <table:table-cell table:style-name="Table1.B1" office:value-type="string">
            <text:p text:style-name="P57"><text:s/>= N / sqr (4 PI) * U [1 0] (2 r / a0) / r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69">
            <text:p text:style-name="P3">6<text:span text:style-name="T21">9</text:span></text:p>
          </table:table-cell>
          <table:table-cell table:style-name="Table1.B1" office:value-type="string">
            <text:p text:style-name="P57">U [1 0] (p) = exp (-p/2) p F[1 0] (p)</text:p>
          </table:table-cell>
        </table:table-row>
        <table:table-row table:style-name="Table1.1">
          <table:table-cell table:style-name="Table1.A141" office:value-type="float" office:value="70">
            <text:p text:style-name="P66">70</text:p>
          </table:table-cell>
          <table:table-cell table:style-name="Table1.B1" office:value-type="string">
            <text:p text:style-name="P57"><text:s/>= exp (-p/2) p Sum [j = 1, 0, 1] c[j] p^j</text:p>
          </table:table-cell>
        </table:table-row>
        <table:table-row table:style-name="Table1.1">
          <table:table-cell table:style-name="Table1.A141" office:value-type="float" office:value="71">
            <text:p text:style-name="P66">71</text:p>
          </table:table-cell>
          <table:table-cell table:style-name="Table1.B1" office:value-type="string">
            <text:p text:style-name="P62"><text:s/>= <text:span text:style-name="T16">exp (-p/2) p </text:span>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P63"/>
          </table:table-cell>
        </table:table-row>
        <table:table-row table:style-name="Table1.1">
          <table:table-cell table:style-name="Table1.A141" office:value-type="float" office:value="72">
            <text:p text:style-name="P3">7<text:span text:style-name="T21">2</text:span></text:p>
          </table:table-cell>
          <table:table-cell table:style-name="Table1.B1" office:value-type="string">
            <text:p text:style-name="P58">w [1 0 0 ] = N / sqr (4 PI) * (2 / a0) <text:span text:style-name="T17">exp (- r/ a0)</text:span>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73">
            <text:p text:style-name="P3">7<text:span text:style-name="T21">3</text:span></text:p>
          </table:table-cell>
          <table:table-cell table:style-name="Table1.B1" office:value-type="string">
            <text:p text:style-name="P63">1 = Integrate r^2 <text:s/>| w[1 0 0] |^2 dr dO</text:p>
          </table:table-cell>
        </table:table-row>
        <table:table-row table:style-name="Table1.1">
          <table:table-cell table:style-name="Table1.A141" office:value-type="float" office:value="74">
            <text:p text:style-name="P3">7<text:span text:style-name="T21">4</text:span></text:p>
          </table:table-cell>
          <table:table-cell table:style-name="Table1.B1" office:value-type="string">
            <text:p text:style-name="P63"><text:s/>= N^2 Integrate r^2 U [1 0] (2 r / a0)^2 dr</text:p>
          </table:table-cell>
        </table:table-row>
        <table:table-row table:style-name="Table1.1">
          <table:table-cell table:style-name="Table1.A141" office:value-type="float" office:value="75">
            <text:p text:style-name="P3">7<text:span text:style-name="T21">5</text:span></text:p>
          </table:table-cell>
          <table:table-cell table:style-name="Table1.B1" office:value-type="string">
            <text:p text:style-name="P63"><text:s/>= N^2 (2 / a0)^2 Integrate [r = 0 .. oo] r^2 exp (-2 r / a0)</text:p>
          </table:table-cell>
        </table:table-row>
        <table:table-row table:style-name="Table1.1">
          <table:table-cell table:style-name="Table1.A141" office:value-type="float" office:value="76">
            <text:p text:style-name="P3">7<text:span text:style-name="T21">6</text:span></text:p>
          </table:table-cell>
          <table:table-cell table:style-name="Table1.B1" office:value-type="string">
            <text:p text:style-name="P63"><text:s/>= N^2 a0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77">
            <text:p text:style-name="P3">7<text:span text:style-name="T21">7</text:span></text:p>
          </table:table-cell>
          <table:table-cell table:style-name="Table1.B1" office:value-type="string">
            <text:p text:style-name="P59">w [1 0 0 ] = <text:span text:style-name="T18">1 / sqr (PI a0^3) exp (-r / a0)</text:span>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78">
            <text:p text:style-name="P3">7<text:span text:style-name="T21">8</text:span></text:p>
          </table:table-cell>
          <table:table-cell table:style-name="Table1.B1" office:value-type="string">
            <text:p text:style-name="P60"><text:span text:style-name="T2">O</text:span> [<text:span text:style-name="T18">2</text:span> 0 0 ] <text:span text:style-name="T7">(r, </text:span><text:span text:style-name="T2">θ</text:span><text:span text:style-name="T3">, </text:span><text:span text:style-name="T2">ϕ</text:span><text:span text:style-name="T4">)</text:span><text:span text:style-name="T18"> </text:span>=<text:span text:style-name="T29"> </text:span><text:span text:style-name="T18">N U[2 0] (r / a0) Y[0 0] / r</text:span> </text:p>
          </table:table-cell>
        </table:table-row>
        <table:table-row table:style-name="Table1.1">
          <table:table-cell table:style-name="Table1.A141" office:value-type="float" office:value="79">
            <text:p text:style-name="P3">7<text:span text:style-name="T21">9</text:span></text:p>
          </table:table-cell>
          <table:table-cell table:style-name="Table1.B1" office:value-type="string">
            <text:p text:style-name="P64"><text:s/>= U [2 0 0] (p) = exp (-p /2) p F [2 0] (p)</text:p>
          </table:table-cell>
        </table:table-row>
        <table:table-row table:style-name="Table1.1">
          <table:table-cell table:style-name="Table1.A141" office:value-type="float" office:value="80">
            <text:p text:style-name="P66">80</text:p>
          </table:table-cell>
          <table:table-cell table:style-name="Table1.B1" office:value-type="string">
            <text:p text:style-name="P64"><text:s/>= exp (-p/2) p Sum [j = 2 0 1] c[j] p^j</text:p>
          </table:table-cell>
        </table:table-row>
        <table:table-row table:style-name="Table1.1">
          <table:table-cell table:style-name="Table1.A141" office:value-type="float" office:value="81">
            <text:p text:style-name="P66">81</text:p>
          </table:table-cell>
          <table:table-cell table:style-name="Table1.B1" office:value-type="string">
            <text:p text:style-name="P64"><text:s/>= exp (-p/2) p (c0 + c1p)</text:p>
          </table:table-cell>
        </table:table-row>
        <text:soft-page-break/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82">
            <text:p text:style-name="P3">8<text:span text:style-name="T21">2</text:span></text:p>
          </table:table-cell>
          <table:table-cell table:style-name="Table1.B1" office:value-type="string">
            <text:p text:style-name="P64">c1 = 0 + l + 1 -n / (0 + 1) (0 + 2l + 2) c0</text:p>
          </table:table-cell>
        </table:table-row>
        <table:table-row table:style-name="Table1.1">
          <table:table-cell table:style-name="Table1.A141" office:value-type="float" office:value="83">
            <text:p text:style-name="P3">8<text:span text:style-name="T21">3</text:span></text:p>
          </table:table-cell>
          <table:table-cell table:style-name="Table1.B1" office:value-type="string">
            <text:p text:style-name="P64"><text:s/>= -1/2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P64"/>
          </table:table-cell>
        </table:table-row>
        <table:table-row table:style-name="Table1.1">
          <table:table-cell table:style-name="Table1.A141" office:value-type="float" office:value="84">
            <text:p text:style-name="P3">8<text:span text:style-name="T21">4</text:span></text:p>
          </table:table-cell>
          <table:table-cell table:style-name="Table1.B1" office:value-type="string">
            <text:p text:style-name="P61"><text:span text:style-name="T2">O</text:span><text:span text:style-name="T19"> [2 0 0] = N / sqr (4 PI) (1 - 1/2 p) p/4 exp (-p/2)</text:span></text:p>
          </table:table-cell>
        </table:table-row>
        <table:table-row table:style-name="Table1.1">
          <table:table-cell table:style-name="Table1.A141" office:value-type="float" office:value="85">
            <text:p text:style-name="P3">8<text:span text:style-name="T21">5</text:span></text:p>
          </table:table-cell>
          <table:table-cell table:style-name="Table1.B1" office:value-type="string">
            <text:p text:style-name="P65"><text:s/>= N / a0 sqr (4 PI) (1 -r1/2 a0) exp (-r/2 a0)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86">
            <text:p text:style-name="P3">8<text:span text:style-name="T21">6</text:span></text:p>
          </table:table-cell>
          <table:table-cell table:style-name="Table1.B1" office:value-type="string">
            <text:p text:style-name="P65">N = 1/sqr (2 a0)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87">
            <text:p text:style-name="P3">8<text:span text:style-name="T21">7</text:span></text:p>
          </table:table-cell>
          <table:table-cell table:style-name="Table1.B1" office:value-type="string">
            <text:p text:style-name="P65">w [2 0 0] = 1 / sqr (8 PI a0^3) (1 - r/2 a0) exp (-r / 2 a0)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88">
            <text:p text:style-name="P3">8<text:span text:style-name="T21">8</text:span></text:p>
          </table:table-cell>
          <table:table-cell table:style-name="Table1.B1" office:value-type="string">
            <text:p text:style-name="P65">w [n l m] = polynomial in r of order &lt;= n-1) exp (-r / n a0)</text:p>
            <text:p text:style-name="P65"><text:s text:c="4"/>Y [l m] (<text:span text:style-name="T2">θ</text:span><text:span text:style-name="T3">, </text:span><text:span text:style-name="T2">ϕ</text:span>)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89">
            <text:p text:style-name="P3">8<text:span text:style-name="T21">9</text:span></text:p>
          </table:table-cell>
          <table:table-cell table:style-name="Table1.B1" office:value-type="string">
            <text:p text:style-name="P65">r = [r1 .. r2]</text:p>
          </table:table-cell>
        </table:table-row>
        <table:table-row table:style-name="Table1.1">
          <table:table-cell table:style-name="Table1.A141" office:value-type="float" office:value="90">
            <text:p text:style-name="P66">90</text:p>
          </table:table-cell>
          <table:table-cell table:style-name="Table1.B1" office:value-type="string">
            <text:p text:style-name="P65">Prob (r) = Integrate [r] r^2 dr</text:p>
            <text:p text:style-name="P65"><text:s text:c="4"/>Integrate w [n l m]* w[n l m] dw</text:p>
          </table:table-cell>
        </table:table-row>
        <table:table-row table:style-name="Table1.1">
          <table:table-cell table:style-name="Table1.A141" office:value-type="float" office:value="91">
            <text:p text:style-name="P66">91</text:p>
          </table:table-cell>
          <table:table-cell table:style-name="Table1.B1" office:value-type="string">
            <text:p text:style-name="P65"><text:s/>= Integrate [r] r^2 R[n l]^2 (r)</text:p>
          </table:table-cell>
        </table:table-row>
        <table:table-row table:style-name="Table1.1">
          <table:table-cell table:style-name="Table1.A141" office:value-type="float" office:value="92">
            <text:p text:style-name="P3">9<text:span text:style-name="T21">2</text:span></text:p>
          </table:table-cell>
          <table:table-cell table:style-name="Table1.B1" office:value-type="string">
            <text:p text:style-name="P65"><text:s/>= Integrate [r] P(r) dr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41" office:value-type="float" office:value="93">
            <text:p text:style-name="P3">9<text:span text:style-name="T21">3</text:span></text:p>
          </table:table-cell>
          <table:table-cell table:style-name="Table1.B1" office:value-type="string">
            <text:p text:style-name="P54">P(r) = r^2 R[n l]^2 (r)</text:p>
          </table:table-cell>
        </table:table-row>
        <table:table-row table:style-name="Table1.1">
          <table:table-cell table:style-name="Table1.A141" office:value-type="float" office:value="94">
            <text:p text:style-name="P3">9<text:span text:style-name="T21">4</text:span></text:p>
          </table:table-cell>
          <table:table-cell table:style-name="Table1.B1" office:value-type="string">
            <text:p text:style-name="P54"><text:s/>= 2 nth order polynomial in r * exp (-2 r / n a0)</text:p>
          </table:table-cell>
        </table:table-row>
        <table:table-row table:style-name="Table1.1">
          <table:table-cell table:style-name="Table1.A141">
            <text:p text:style-name="P3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_Toc129912_966181473"/>Spectrum of Hydrogen<text:bookmark-end text:name="__RefHeading___Toc129912_966181473"/></text:h>
      <text:p text:style-name="P78">Griffith, pg 155 </text:p>
      <text:h text:style-name="P74" text:outline-level="1"><text:bookmark-start text:name="__RefHeading___Toc101234_966181473"/>The scale of the world<text:bookmark-end text:name="__RefHeading___Toc101234_966181473"/></text:h>
      <text:p text:style-name="P5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3">Avagadro's Number. The Number of Molecules in 1 cubic cm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5</text:span></text:p>
          </table:table-cell>
          <table:table-cell table:style-name="Table2.B1" office:value-type="string">
            <text:p text:style-name="P4">Na = 6.02e2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6">mole = (no. of protons + neutrons per<text:span text:style-name="T30"> </text:span>molecule) × 1 gram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4">The volume of a generic atom in it's ground state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6</text:span></text:p>
          </table:table-cell>
          <table:table-cell table:style-name="Table2.B1" office:value-type="string">
            <text:p text:style-name="P55">v = (2 a0)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1">Bohr radius<text:span text:style-name="T31"> of a Hydrogen Atom</text:span>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7</text:span></text:p>
          </table:table-cell>
          <table:table-cell table:style-name="Table2.B1" office:value-type="string">
            <text:p text:style-name="P55">a0 = 4 pi h-bar^2 / m e^2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8</text:span></text:p>
          </table:table-cell>
          <table:table-cell table:style-name="Table2.B1" office:value-type="string">
            <text:p text:style-name="P55"><text:s/>= 5e-9 cm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3">Volume of a Hydrogen Atom</text:p>
          </table:table-cell>
        </table:table-row>
        <table:table-row table:style-name="Table2.1">
          <table:table-cell table:style-name="Table2.A1" office:value-type="string">
            <text:p text:style-name="P2">9<text:span text:style-name="T26">9</text:span></text:p>
          </table:table-cell>
          <table:table-cell table:style-name="Table2.B1" office:value-type="string">
            <text:p text:style-name="P55">v = 10e-24 cm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3">The Volume of 1 mole of Hydrogen Atoms</text:p>
          </table:table-cell>
        </table:table-row>
        <table:table-row table:style-name="Table2.1">
          <table:table-cell table:style-name="Table2.A1" office:value-type="string">
            <text:p text:style-name="P69">100</text:p>
          </table:table-cell>
          <table:table-cell table:style-name="Table2.B1" office:value-type="string">
            <text:p text:style-name="P55">Vmole = NaV </text:p>
          </table:table-cell>
        </table:table-row>
        <table:table-row table:style-name="Table2.1">
          <table:table-cell table:style-name="Table2.A1" office:value-type="string">
            <text:p text:style-name="P69">101</text:p>
          </table:table-cell>
          <table:table-cell table:style-name="Table2.B1" office:value-type="string">
            <text:p text:style-name="P55"><text:s/>= 0.6 cm^3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3">Binding Energy of 2 Hydrogen Atoms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2</text:span></text:p>
          </table:table-cell>
          <table:table-cell table:style-name="Table2.B1" office:value-type="string">
            <text:p text:style-name="P55">| E[1] | = m e^4 / 2 (4 PI)^2 h-bar^2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3</text:span></text:p>
          </table:table-cell>
          <table:table-cell table:style-name="Table2.B1" office:value-type="string">
            <text:p text:style-name="P55"><text:s/>= 2e-18 Jules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3">Energy Released by a mole of Hydrogen Atoms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4</text:span></text:p>
          </table:table-cell>
          <table:table-cell table:style-name="Table2.B1" office:value-type="string">
            <text:p text:style-name="P55">E = Na | E1 |</text:p>
          </table:table-cell>
        </table:table-row>
        <table:table-row table:style-name="Table2.1">
          <table:table-cell table:style-name="Table2.A1" office:value-type="string">
            <text:p text:style-name="P2">10<text:span text:style-name="T26">5</text:span></text:p>
          </table:table-cell>
          <table:table-cell table:style-name="Table2.B1" office:value-type="string">
            <text:p text:style-name="P55"><text:s/>= 1200 kJ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4"/>
          </table:table-cell>
        </table:table-row>
      </table:table>
      <text:p text:style-name="Standard"/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633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82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9T02:03:34.607246271</dc:date>
    <meta:editing-duration>P4DT15H24M18S</meta:editing-duration>
    <meta:editing-cycles>25</meta:editing-cycles>
    <meta:generator>LibreOffice/7.5.9.2$Linux_X86_64 LibreOffice_project/50$Build-2</meta:generator>
    <meta:document-statistic meta:table-count="2" meta:image-count="0" meta:object-count="0" meta:page-count="8" meta:paragraph-count="287" meta:word-count="1691" meta:character-count="5580" meta:non-whitespace-character-count="4039"/>
  </office:meta>
</office:document-meta>
</file>